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B0000017B9AE93C32339BA2F1.png" manifest:media-type="image/png"/>
  <manifest:file-entry manifest:full-path="Pictures/100006940000272A0000272AA1C3A8A1F13969AF.svg" manifest:media-type="image/svg+xml"/>
  <manifest:file-entry manifest:full-path="Pictures/100000010000017B0000017B21E159FE4F5920F9.png" manifest:media-type="image/png"/>
  <manifest:file-entry manifest:full-path="Pictures/1000061C0000272A0000272ADD6548A9016CB436.svg" manifest:media-type="image/svg+xml"/>
  <manifest:file-entry manifest:full-path="Pictures/10000000000000C8000000C8D52469A4F1E11519.png" manifest:media-type="image/png"/>
  <manifest:file-entry manifest:full-path="Pictures/10000000000000C8000000C859CEDC506A27580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12.7cm" svg:x="3.857cm" svg:y="1.117cm">
          <draw:image xlink:href="Pictures/10000000000000C8000000C859CEDC506A275801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12.7cm" svg:x="3.857cm" svg:y="14.14cm">
          <draw:image xlink:href="Pictures/10000000000000C8000000C8D52469A4F1E1151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.7cm" svg:height="12.7cm" svg:x="4.475cm" svg:y="1.1cm">
          <draw:image xlink:href="Pictures/1000061C0000272A0000272ADD6548A9016CB436.svg" xlink:type="simple" xlink:show="embed" xlink:actuate="onLoad" draw:mime-type="image/svg+xml">
            <text:p/>
          </draw:image>
          <draw:image xlink:href="Pictures/100000010000017B0000017B21E159FE4F5920F9.png" xlink:type="simple" xlink:show="embed" xlink:actuate="onLoad" draw:mime-type="image/png"/>
        </draw:frame>
        <draw:frame draw:style-name="gr1" draw:text-style-name="P1" draw:layer="layout" svg:width="12.7cm" svg:height="12.7cm" svg:x="4.492cm" svg:y="14.14cm">
          <draw:image xlink:href="Pictures/100006940000272A0000272AA1C3A8A1F13969AF.svg" xlink:type="simple" xlink:show="embed" xlink:actuate="onLoad" draw:mime-type="image/svg+xml">
            <text:p/>
          </draw:image>
          <draw:image xlink:href="Pictures/100000010000017B0000017B9AE93C32339BA2F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3:59:24.177713550</meta:creation-date>
    <dc:date>2024-08-20T14:08:09.146522064</dc:date>
    <meta:editing-duration>PT8M45S</meta:editing-duration>
    <meta:editing-cycles>2</meta:editing-cycles>
    <meta:generator>LibreOffice/7.3.7.2$Linux_X86_64 LibreOffice_project/30$Build-2</meta:generator>
    <meta:document-statistic meta:object-count="4"/>
  </office:meta>
</office:document-meta>
</file>